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7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353cm"/>
    </style:style>
    <style:style style:name="co5" style:family="table-column">
      <style:table-column-properties fo:break-before="auto" style:column-width="3.103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3.03cm"/>
    </style:style>
    <style:style style:name="co8" style:family="table-column">
      <style:table-column-properties fo:break-before="auto" style:column-width="2.52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50200c" style:text-align-source="fix" style:repeat-content="false" style:vertical-align="middle"/>
      <style:paragraph-properties fo:text-align="center" fo:margin-left="0cm"/>
      <style:text-properties fo:color="#ff8000" fo:font-weight="bold" style:font-weight-asian="bold" style:font-weight-complex="bold"/>
    </style:style>
    <style:style style:name="ce3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355269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8">
      <style:table-cell-properties fo:background-color="#50200c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 style:data-style-name="N108">
      <style:table-cell-properties fo:background-color="#355269" style:text-align-source="fix" style:repeat-content="fals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355269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7"/>
        <table:table-column table:style-name="co9" table:number-columns-repeated="1014" table:default-cell-style-name="Default"/>
        <table:table-row table:style-name="ro1">
          <table:table-cell table:number-columns-repeated="8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8" table:number-rows-spanned="1">
            <text:p>Referência (noisy image)</text:p>
          </table:table-cell>
          <table:covered-table-cell table:number-columns-repeated="7" table:style-name="ce5"/>
          <table:table-cell table:formula="of:=AVERAGE( 20.3702742270897; 20.3588055988994; 20.3640966037907; 20.3835848036839; 20.3545658529388 ; 20.3665960220298; 20.3873680635519; 20.3852658535697; 20.3748515238002; 20.3701875024021; 20.3652158631707; 20.3583323124957; 20.3614000035917; 20.37475238337; 20.3795863299442; 20.3746549516022; 20.3607048357197; 20.3636920531034)" office:value-type="float" office:value="20.3696630435974" calcext:value-type="float">
            <text:p>20,370</text:p>
          </table:table-cell>
          <table:table-cell table:style-name="ce9" table:number-columns-repeated="1014"/>
        </table:table-row>
        <table:table-row table:style-name="ro1">
          <table:table-cell table:number-columns-repeated="8"/>
          <table: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7" table:number-rows-spanned="1">
            <text:p>NLM-GLCM</text:p>
          </table:table-cell>
          <table:covered-table-cell table:number-columns-repeated="6" table:style-name="ce4"/>
          <table:table-cell table:style-name="ce4"/>
          <table:table-cell table:style-name="ce8"/>
          <table:table-cell table:style-name="ce10" table:number-columns-repeated="1014"/>
        </table:table-row>
        <table:table-row table:style-name="ro2">
          <table:table-cell table:style-name="ce4" office:value-type="string" calcext:value-type="string">
            <text:p>teste</text:p>
          </table:table-cell>
          <table:table-cell table:style-name="ce4" office:value-type="string" calcext:value-type="string">
            <text:p>sigma</text:p>
          </table:table-cell>
          <table:table-cell table:style-name="ce4" office:value-type="string" calcext:value-type="string">
            <text:p>prop</text:p>
          </table:table-cell>
          <table:table-cell table:style-name="ce4" office:value-type="string" calcext:value-type="string">
            <text:p>distances</text:p>
          </table:table-cell>
          <table:table-cell table:style-name="ce4" office:value-type="string" calcext:value-type="string">
            <text:p>angles</text:p>
          </table:table-cell>
          <table:table-cell table:style-name="ce4" office:value-type="string" calcext:value-type="string">
            <text:p>windows_radius</text:p>
          </table:table-cell>
          <table:table-cell table:style-name="ce4" office:value-type="string" calcext:value-type="string">
            <text:p>patch_radius</text:p>
          </table:table-cell>
          <table:table-cell table:style-name="ce4" office:value-type="string" calcext:value-type="string">
            <text:p>symmetric</text:p>
          </table:table-cell>
          <table:table-cell table:style-name="ce8" office:value-type="string" calcext:value-type="string">
            <text:p>PSNR</text:p>
          </table:table-cell>
          <table:table-cell table:style-name="ce10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4.2745983977544" calcext:value-type="float">
            <text:p>14,27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5.3903047149248" calcext:value-type="float">
            <text:p>15,390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6.5735631425624" calcext:value-type="float">
            <text:p>16,574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3.4032945222219" calcext:value-type="float">
            <text:p>13,403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8.8934057526834" calcext:value-type="float">
            <text:p>18,893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9.8170265207518" calcext:value-type="float">
            <text:p>19,81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6.0787676547592" calcext:value-type="float">
            <text:p>16,079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7.0535643638523" calcext:value-type="float">
            <text:p>17,054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6.8224632773724" calcext:value-type="float">
            <text:p>16,822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6.129950067387" calcext:value-type="float">
            <text:p>16,130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0.2281691870086" calcext:value-type="float">
            <text:p>20,228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0.1041368399496" calcext:value-type="float">
            <text:p>20,104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9.9995531768973" calcext:value-type="float">
            <text:p>20,000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9.7536153895588" calcext:value-type="float">
            <text:p>19,7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0.1996422277379" calcext:value-type="float">
            <text:p>20,200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51955377571" calcext:value-type="float">
            <text:p>10,745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622783960273" calcext:value-type="float">
            <text:p>10,762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1319809991145" calcext:value-type="float">
            <text:p>10,132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 table:number-rows-repeated="104851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 number:grouping="true"/>
    </number:number-style>
    <style:style style:name="Default" style:family="table-cell">
      <style:table-cell-properties fo:background-color="#111111" style:diagonal-bl-tr="none" style:diagonal-tl-br="none" fo:border="0.06pt dotted #666666"/>
      <style:text-properties fo:color="#ffffff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09:16:42.152322998</meta:creation-date>
    <dc:date>2021-10-23T15:19:13.442068863</dc:date>
    <meta:editing-duration>PT3H47M22S</meta:editing-duration>
    <meta:editing-cycles>13</meta:editing-cycles>
    <meta:generator>LibreOffice/6.4.7.2$Linux_X86_64 LibreOffice_project/40$Build-2</meta:generator>
    <meta:document-statistic meta:table-count="1" meta:cell-count="295" meta:object-count="0"/>
  </office:meta>
</office:document-meta>
</file>